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stroke="solid" svg:stroke-color="#0000ff"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stroke="solid" svg:stroke-color="#008000" draw:marker-end="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438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695cm" svg:height="1.924cm" svg:x="1.182cm" svg:y="1.22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41cm" svg:height="1.017cm" svg:x="8.599cm" svg:y="1.563cm">
          <draw:text-box>
            <text:p>... States...</text:p>
          </draw:text-box>
        </draw:frame>
        <draw:custom-shape draw:style-name="gr1" draw:text-style-name="P1" draw:layer="layout" svg:width="3.548cm" svg:height="2.124cm" svg:x="6.473cm" svg:y="6.7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07cm" svg:height="1.202cm" svg:x="4.088cm" svg:y="4.9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16cm" svg:height="1.615cm" svg:x="12.808cm" svg:y="1.383cm">
          <draw:text-box>
            <text:p text:style-name="P2">lhs</text:p>
            <text:p text:style-name="P2">(dup)</text:p>
          </draw:text-box>
        </draw:frame>
        <draw:frame draw:style-name="gr2" draw:text-style-name="P3" draw:layer="layout" svg:width="1.26cm" svg:height="0.933cm" svg:x="5.895cm" svg:y="1.384cm">
          <draw:text-box>
            <text:p text:style-name="P3">rhs</text:p>
          </draw:text-box>
        </draw:frame>
        <draw:line draw:style-name="gr3" draw:text-style-name="P1" draw:layer="layout" svg:x1="2.765cm" svg:y1="1.263cm" svg:x2="2.765cm" svg:y2="3.187cm">
          <text:p/>
        </draw:line>
        <draw:frame draw:style-name="gr2" draw:text-style-name="P2" draw:layer="layout" svg:width="1.205cm" svg:height="0.933cm" svg:x="3.287cm" svg:y="1.403cm">
          <draw:text-box>
            <text:p text:style-name="P2">lhs</text:p>
          </draw:text-box>
        </draw:frame>
        <draw:line draw:style-name="gr3" draw:text-style-name="P2" draw:layer="layout" svg:x1="4.068cm" svg:y1="5.512cm" svg:x2="7.575cm" svg:y2="5.492cm">
          <text:p/>
        </draw:line>
        <draw:line draw:style-name="gr3" draw:text-style-name="P2" draw:layer="layout" svg:x1="6.514cm" svg:y1="7.475cm" svg:x2="10.021cm" svg:y2="7.455cm">
          <text:p/>
        </draw:line>
        <draw:line draw:style-name="gr3" draw:text-style-name="P2" draw:layer="layout" svg:x1="6.535cm" svg:y1="8.158cm" svg:x2="10.042cm" svg:y2="8.138cm">
          <text:p/>
        </draw:line>
        <draw:frame draw:style-name="gr2" draw:text-style-name="P3" draw:layer="layout" svg:width="2.068cm" svg:height="0.933cm" svg:x="1.543cm" svg:y="5.031cm">
          <draw:text-box>
            <text:p text:style-name="P3">d_pair</text:p>
          </draw:text-box>
        </draw:frame>
        <draw:frame draw:style-name="gr2" draw:text-style-name="P3" draw:layer="layout" svg:width="3.021cm" svg:height="0.933cm" svg:x="1.623cm" svg:y="7.176cm">
          <draw:text-box>
            <text:p text:style-name="P3">d_lopData</text:p>
          </draw:text-box>
        </draw:frame>
        <draw:custom-shape draw:style-name="gr4" draw:text-style-name="P2" draw:layer="layout" svg:width="2.967cm" svg:height="0.742cm" svg:x="1.603cm" svg:y="7.296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55cm" svg:y1="7.677cm" svg:x2="6.494cm" svg:y2="6.755cm">
          <text:p/>
        </draw:line>
        <draw:custom-shape draw:style-name="gr1" draw:text-style-name="P2" xml:id="id2" draw:id="id2" draw:layer="layout" svg:width="0.581cm" svg:height="1.904cm" svg:x="2.205cm" svg:y="1.2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0.581cm" svg:height="1.904cm" svg:x="4.852cm" svg:y="1.2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0.581cm" svg:height="1.904cm" svg:x="7.679cm" svg:y="1.2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0.581cm" svg:height="1.904cm" svg:x="12.13cm" svg:y="1.2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0.581cm" svg:height="1.904cm" svg:x="14.636cm" svg:y="1.2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1.282cm" svg:height="0.301cm" svg:x="5.232cm" svg:y="5.03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1.282cm" svg:height="0.301cm" svg:x="5.252cm" svg:y="5.6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1.282cm" svg:height="0.301cm" svg:x="7.617cm" svg:y="7.619cm">
          <text:p text:style-name="P2">mid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1.282cm" svg:height="0.301cm" svg:x="7.677cm" svg:y="8.322cm">
          <text:p text:style-name="P2">lhs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6.514cm" svg:y1="5.181cm" svg:x2="2.495cm" svg:y2="3.147cm" draw:start-shape="id1" draw:start-glue-point="1" draw:end-shape="id2" draw:end-glue-point="2" svg:d="m6514 5181c750 0 625-543-567-696s-3452 84-3452-1338" svg:viewBox="0 0 4488 2035">
          <text:p/>
        </draw:connector>
        <draw:connector draw:style-name="gr9" draw:text-style-name="P2" draw:layer="layout" draw:type="curve" svg:x1="6.534cm" svg:y1="5.824cm" svg:x2="7.969cm" svg:y2="3.127cm" draw:start-shape="id3" draw:start-glue-point="1" draw:end-shape="id4" draw:end-glue-point="2" svg:d="m6534 5824c957 0 1435-899 1435-2697" svg:viewBox="0 0 1436 2698">
          <text:p/>
        </draw:connector>
        <draw:connector draw:style-name="gr10" draw:text-style-name="P2" draw:layer="layout" draw:type="curve" draw:line-skew="1.117cm 0.307cm" svg:x1="8.899cm" svg:y1="7.769cm" svg:x2="5.142cm" svg:y2="3.147cm" draw:start-shape="id5" draw:start-glue-point="1" draw:end-shape="id6" draw:end-glue-point="2" svg:d="m8899 7769c2425 0 2022-1052 476-1263s-4233 419-4233-3359" svg:viewBox="0 0 5485 4623">
          <text:p/>
        </draw:connector>
        <draw:connector draw:style-name="gr8" draw:text-style-name="P2" draw:layer="layout" draw:type="curve" svg:x1="8.959cm" svg:y1="8.472cm" svg:x2="12.42cm" svg:y2="3.127cm" draw:start-shape="id7" draw:start-glue-point="1" draw:end-shape="id8" draw:end-glue-point="2" svg:d="m8959 8472c2308 0 3461-1781 3461-5345" svg:viewBox="0 0 3462 5346">
          <text:p/>
        </draw:connector>
        <draw:connector draw:style-name="gr8" draw:text-style-name="P2" draw:layer="layout" draw:type="curve" svg:x1="8.959cm" svg:y1="8.472cm" svg:x2="14.926cm" svg:y2="3.127cm" draw:start-shape="id7" draw:start-glue-point="1" draw:end-shape="id9" draw:end-glue-point="2" svg:d="m8959 8472c3978 0 5967-1781 5967-5345" svg:viewBox="0 0 5968 5346">
          <text:p/>
        </draw:connector>
        <draw:connector draw:style-name="gr11" draw:text-style-name="P2" draw:layer="layout" draw:type="line" svg:x1="4.852cm" svg:y1="2.195cm" svg:x2="8.26cm" svg:y2="2.175cm" draw:start-shape="id6" draw:start-glue-point="3" draw:end-shape="id4" draw:end-glue-point="1" svg:d="m4852 2195 3408-20" svg:viewBox="0 0 3409 21">
          <text:p/>
        </draw:connector>
        <draw:connector draw:style-name="gr11" draw:text-style-name="P2" draw:layer="layout" draw:type="line" svg:x1="2.205cm" svg:y1="2.195cm" svg:x2="4.852cm" svg:y2="2.195cm" draw:start-shape="id2" draw:start-glue-point="3" draw:end-shape="id6" draw:end-glue-point="3" svg:d="m2205 2195h2647" svg:viewBox="0 0 2648 1">
          <text:p/>
        </draw:connector>
        <draw:connector draw:style-name="gr11" draw:text-style-name="P2" draw:layer="layout" draw:type="line" svg:x1="12.13cm" svg:y1="2.175cm" svg:x2="15.217cm" svg:y2="2.175cm" draw:start-shape="id8" draw:start-glue-point="3" draw:end-shape="id9" draw:end-glue-point="1" svg:d="m12130 2175h3087" svg:viewBox="0 0 3088 1">
          <text:p/>
        </draw:connector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3T22:31:45</meta:creation-date>
    <meta:editing-duration>PT2H45S</meta:editing-duration>
    <meta:editing-cycles>8</meta:editing-cycles>
    <dc:date>2014-01-19T14:51:47.092181804</dc:date>
    <meta:generator>LibreOffice/4.1.4.2$Linux_x86 LibreOffice_project/410m0$Build-2</meta:generator>
    <meta:document-statistic meta:object-count="56"/>
  </office:meta>
</office:document-meta>
</file>